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34/settings.xml"/>
  <manifest:file-entry manifest:media-type="application/xml" manifest:full-path="Formula-34/content.xml"/>
  <manifest:file-entry manifest:media-type="application/xml" manifest:full-path="Formula-32/settings.xml"/>
  <manifest:file-entry manifest:media-type="application/xml" manifest:full-path="Formula-32/content.xml"/>
  <manifest:file-entry manifest:media-type="application/xml" manifest:full-path="Formula-30/settings.xml"/>
  <manifest:file-entry manifest:media-type="application/xml" manifest:full-path="Formula-30/content.xml"/>
  <manifest:file-entry manifest:media-type="application/xml" manifest:full-path="Formula-28/settings.xml"/>
  <manifest:file-entry manifest:media-type="application/xml" manifest:full-path="Formula-28/content.xml"/>
  <manifest:file-entry manifest:media-type="application/xml" manifest:full-path="Formula-26/settings.xml"/>
  <manifest:file-entry manifest:media-type="application/xml" manifest:full-path="Formula-26/content.xml"/>
  <manifest:file-entry manifest:media-type="application/xml" manifest:full-path="Formula-24/settings.xml"/>
  <manifest:file-entry manifest:media-type="application/xml" manifest:full-path="Formula-24/content.xml"/>
  <manifest:file-entry manifest:media-type="application/xml" manifest:full-path="Formula-22/settings.xml"/>
  <manifest:file-entry manifest:media-type="application/xml" manifest:full-path="Formula-22/content.xml"/>
  <manifest:file-entry manifest:media-type="application/xml" manifest:full-path="Formula-20/settings.xml"/>
  <manifest:file-entry manifest:media-type="application/xml" manifest:full-path="Formula-20/content.xml"/>
  <manifest:file-entry manifest:media-type="application/xml" manifest:full-path="Formula-18/settings.xml"/>
  <manifest:file-entry manifest:media-type="application/xml" manifest:full-path="Formula-18/content.xml"/>
  <manifest:file-entry manifest:media-type="application/xml" manifest:full-path="Formula-16/settings.xml"/>
  <manifest:file-entry manifest:media-type="application/xml" manifest:full-path="Formula-16/content.xml"/>
  <manifest:file-entry manifest:media-type="application/xml" manifest:full-path="Formula-14/settings.xml"/>
  <manifest:file-entry manifest:media-type="application/xml" manifest:full-path="Formula-14/content.xml"/>
  <manifest:file-entry manifest:media-type="application/xml" manifest:full-path="Formula-12/settings.xml"/>
  <manifest:file-entry manifest:media-type="application/xml" manifest:full-path="Formula-12/content.xml"/>
  <manifest:file-entry manifest:media-type="application/xml" manifest:full-path="Formula-10/settings.xml"/>
  <manifest:file-entry manifest:media-type="application/xml" manifest:full-path="Formula-10/content.xml"/>
  <manifest:file-entry manifest:media-type="application/xml" manifest:full-path="Formula-8/settings.xml"/>
  <manifest:file-entry manifest:media-type="application/xml" manifest:full-path="Formula-8/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xml" manifest:full-path="styles.xml"/>
  <manifest:file-entry manifest:media-type="font/ttf" manifest:full-path="Fonts/Font_URW_Gothic_1.ttf"/>
  <manifest:file-entry manifest:media-type="font/ttf" manifest:full-path="Fonts/Font_Hack_1.ttf"/>
  <manifest:file-entry manifest:media-type="font/ttf" manifest:full-path="Fonts/Font_Hack_2.ttf"/>
  <manifest:file-entry manifest:media-type="font/ttf" manifest:full-path="Fonts/Font_Hack_3.ttf"/>
  <manifest:file-entry manifest:media-type="font/ttf" manifest:full-path="Fonts/Font_Hack_4.ttf"/>
  <manifest:file-entry manifest:media-type="application/vnd.oasis.opendocument.formula" manifest:full-path="Formula-34/"/>
  <manifest:file-entry manifest:media-type="application/vnd.oasis.opendocument.formula" manifest:full-path="Formula-34/"/>
  <manifest:file-entry manifest:media-type="application/vnd.oasis.opendocument.formula" manifest:full-path="Formula-32/"/>
  <manifest:file-entry manifest:media-type="application/vnd.oasis.opendocument.formula" manifest:full-path="Formula-32/"/>
  <manifest:file-entry manifest:media-type="application/vnd.oasis.opendocument.formula" manifest:full-path="Formula-30/"/>
  <manifest:file-entry manifest:media-type="application/vnd.oasis.opendocument.formula" manifest:full-path="Formula-30/"/>
  <manifest:file-entry manifest:media-type="application/vnd.oasis.opendocument.formula" manifest:full-path="Formula-28/"/>
  <manifest:file-entry manifest:media-type="application/vnd.oasis.opendocument.formula" manifest:full-path="Formula-28/"/>
  <manifest:file-entry manifest:media-type="application/vnd.oasis.opendocument.formula" manifest:full-path="Formula-26/"/>
  <manifest:file-entry manifest:media-type="application/vnd.oasis.opendocument.formula" manifest:full-path="Formula-26/"/>
  <manifest:file-entry manifest:media-type="application/vnd.oasis.opendocument.formula" manifest:full-path="Formula-24/"/>
  <manifest:file-entry manifest:media-type="application/vnd.oasis.opendocument.formula" manifest:full-path="Formula-24/"/>
  <manifest:file-entry manifest:media-type="application/vnd.oasis.opendocument.formula" manifest:full-path="Formula-22/"/>
  <manifest:file-entry manifest:media-type="application/vnd.oasis.opendocument.formula" manifest:full-path="Formula-22/"/>
  <manifest:file-entry manifest:media-type="application/vnd.oasis.opendocument.formula" manifest:full-path="Formula-20/"/>
  <manifest:file-entry manifest:media-type="application/vnd.oasis.opendocument.formula" manifest:full-path="Formula-20/"/>
  <manifest:file-entry manifest:media-type="application/vnd.oasis.opendocument.formula" manifest:full-path="Formula-18/"/>
  <manifest:file-entry manifest:media-type="application/vnd.oasis.opendocument.formula" manifest:full-path="Formula-18/"/>
  <manifest:file-entry manifest:media-type="application/vnd.oasis.opendocument.formula" manifest:full-path="Formula-16/"/>
  <manifest:file-entry manifest:media-type="application/vnd.oasis.opendocument.formula" manifest:full-path="Formula-16/"/>
  <manifest:file-entry manifest:media-type="application/vnd.oasis.opendocument.formula" manifest:full-path="Formula-14/"/>
  <manifest:file-entry manifest:media-type="application/vnd.oasis.opendocument.formula" manifest:full-path="Formula-14/"/>
  <manifest:file-entry manifest:media-type="application/vnd.oasis.opendocument.formula" manifest:full-path="Formula-12/"/>
  <manifest:file-entry manifest:media-type="application/vnd.oasis.opendocument.formula" manifest:full-path="Formula-12/"/>
  <manifest:file-entry manifest:media-type="application/vnd.oasis.opendocument.formula" manifest:full-path="Formula-10/"/>
  <manifest:file-entry manifest:media-type="application/vnd.oasis.opendocument.formula" manifest:full-path="Formula-10/"/>
  <manifest:file-entry manifest:media-type="application/vnd.oasis.opendocument.formula" manifest:full-path="Formula-8/"/>
  <manifest:file-entry manifest:media-type="application/vnd.oasis.opendocument.formula" manifest:full-path="Formula-8/"/>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Text_20_body" style:list-style-name="L2">
      <style:paragraph-properties fo:margin-top="0in" fo:margin-bottom="0in"/>
    </style:style>
    <style:style style:name="P39" style:family="paragraph" style:parent-style-name="Text_20_body" style:list-style-name="L3">
      <style:paragraph-properties fo:margin-top="0in" fo:margin-bottom="0in"/>
    </style:style>
    <style:style style:name="P40" style:family="paragraph" style:parent-style-name="Quotations">
      <style:paragraph-properties fo:margin-left="0.5in" fo:margin-right="0in" fo:text-indent="0in" style:auto-text-indent="false"/>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Text_20_body" style:list-style-name="L4">
      <style:paragraph-properties fo:margin-top="0in" fo:margin-bottom="0in"/>
    </style:style>
    <style:style style:name="P91" style:family="paragraph" style:parent-style-name="Text_20_body" style:list-style-name="L5">
      <style:paragraph-properties fo:margin-top="0in" fo:margin-bottom="0in"/>
    </style:style>
    <style:style style:name="P92" style:family="paragraph" style:parent-style-name="Text_20_body" style:list-style-name="L6">
      <style:paragraph-properties fo:margin-top="0in" fo:margin-bottom="0in"/>
    </style:style>
    <style:style style:name="P93" style:family="paragraph" style:parent-style-name="Text_20_body" style:list-style-name="L7">
      <style:paragraph-properties fo:margin-top="0in" fo:margin-bottom="0in"/>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office:automatic-styles>
  <office:body>
    <office:text>
      <text:h text:style-name="Heading_20_1" text:outline-level="1"><text:bookmark-start text:name="if-statements"/>If Statements<text:bookmark-end text:name="if-statements"/></text:h>
      <text:p text:style-name="First_20_paragraph">This lab serves multiple goals:</text:p>
      <text:list text:style-name="L1">
        <text:list-item>
          <text:p text:style-name="P1">To reinforce your understanding of boolean values,</text:p>
        </text:list-item>
        <text:list-item>
          <text:p text:style-name="P1">To practice conditional statements, and</text:p>
        </text:list-item>
        <text:list-item>
          <text:p text:style-name="P1">(Optional) To solve and implement solutions to simple, concrete problems.</text:p>
        </text:list-item>
      </text:list>
      <text:p text:style-name="First_20_paragraph"><text:a xlink:type="simple" xlink:href="#writing-simple-conditional-statements" office:name=""><text:span text:style-name="Definition">The second part</text:span></text:a> may seem repetitive, but you need to practice <text:span text:style-name="Source_Text">if</text:span> statements <text:span text:style-name="T1">a lot</text:span> to understand their mechanics and to be able to write them properly.</text:p>
      <text:h text:style-name="Heading_20_2" text:outline-level="2"><text:bookmark-start text:name="basic-conditional-statements"/>Basic Conditional Statements<text:bookmark-end text:name="basic-conditional-statements"/></text:h>
      <text:h text:style-name="Heading_20_3" text:outline-level="3"><text:bookmark-start text:name="testing-and-improving-conditional-statements"/>Testing and Improving Conditional Statements<text:bookmark-end text:name="testing-and-improving-conditional-statements"/></text:h>
      <text:p text:style-name="First_20_paragraph">Consider the following code<text:note text:id="ftn0" text:note-class="footnote"><text:note-citation>1</text:note-citation><text:note-body><text:p text:style-name="Footnote">The information about the age of majority <text:a xlink:type="simple" xlink:href="https://www.wikiwand.com/en/Age_of_majority" office:name=""><text:span text:style-name="Definition">comes from wikipedia</text:span></text:a>.</text:p></text:note-body></text:note>:</text:p>
      <text:p text:style-name="P2">int yourAge; // This variable will contain the user's age.</text:p>
      <text:p text:style-name="P3">Console.WriteLine("Please, enter your age"); // We ask the user.</text:p>
      <text:p text:style-name="P4">// We read from the user and convert their answer into an int.</text:p>
      <text:p text:style-name="P5">yourAge = int.Parse(Console.ReadLine()); </text:p>
      <text:p text:style-name="P6"/>
      <text:p text:style-name="P7">// The rest of the code tests the value of yourAge and</text:p>
      <text:p text:style-name="P8">// displays a message based on its value. You are asked</text:p>
      <text:p text:style-name="P9">// to explain this code next.</text:p>
      <text:p text:style-name="P10"/>
      <text:p text:style-name="P11">if (yourAge &lt; 0)</text:p>
      <text:p text:style-name="P12">{</text:p>
      <text:p text:style-name="P13"><text:s text:c="4"/>Console.WriteLine(</text:p>
      <text:p text:style-name="P14"><text:s text:c="8"/>"I believe you made a mistake, an age cannot be negative!");</text:p>
      <text:p text:style-name="P15">}</text:p>
      <text:p text:style-name="P16">else if (yourAge &gt; 2000)</text:p>
      <text:p text:style-name="P17">{</text:p>
      <text:p text:style-name="P18"><text:s text:c="4"/>Console.WriteLine(</text:p>
      <text:p text:style-name="P19"><text:s text:c="8"/>"I believe you made a mistake, nobody can live that long!");</text:p>
      <text:p text:style-name="P20">}</text:p>
      <text:p text:style-name="P21">else if (yourAge &gt;= 18)</text:p>
      <text:p text:style-name="P22">{</text:p>
      <text:p text:style-name="P23"><text:s text:c="4"/>Console.WriteLine(</text:p>
      <text:p text:style-name="P24"><text:s text:c="8"/>"In all States but Alabama, Nebraska, Mississippi"</text:p>
      <text:p text:style-name="P25"><text:s text:c="8"/>+ " and Puerto Rico, you have reached the age of majority.");</text:p>
      <text:p text:style-name="P26">}</text:p>
      <text:p text:style-name="P27">else if (yourAge &gt;= 19)</text:p>
      <text:p text:style-name="P28">{</text:p>
      <text:p text:style-name="P29"><text:s text:c="4"/>Console.WriteLine(</text:p>
      <text:p text:style-name="P30"><text:s text:c="8"/>"In all States but Mississippi and Puerto Rico,"</text:p>
      <text:p text:style-name="P31"><text:s text:c="8"/>+ " you have reached the age of majority.");</text:p>
      <text:p text:style-name="P32">}</text:p>
      <text:p text:style-name="P33">else if (yourAge &gt;= 21)</text:p>
      <text:p text:style-name="P34">{</text:p>
      <text:p text:style-name="P35"><text:s text:c="4"/>Console.WriteLine(</text:p>
      <text:p text:style-name="P36"><text:s text:c="8"/>"You have reached the age of majority in all US states.");</text:p>
      <text:p text:style-name="P37">}</text:p>
      <text:list text:style-name="L2">
        <text:list-item>
          <text:p text:style-name="P38"><text:span text:style-name="T1">Without executing it</text:span>, write down what you expect to be displayed if the user enters</text:p>
          <text:list>
            <text:list-item>
              <text:p text:style-name="P38">29339</text:p>
            </text:list-item>
            <text:list-item>
              <text:p text:style-name="P38">-15</text:p>
            </text:list-item>
            <text:list-item>
              <text:p text:style-name="P38">“That’s confidential”</text:p>
            </text:list-item>
            <text:list-item>
              <text:p text:style-name="P38">10</text:p>
            </text:list-item>
            <text:list-item>
              <text:p text:style-name="P38">18</text:p>
            </text:list-item>
            <text:list-item>
              <text:p text:style-name="P38">19</text:p>
            </text:list-item>
            <text:list-item>
              <text:p text:style-name="P38">22</text:p>
            </text:list-item>
          </text:list>
        </text:list-item>
        <text:list-item>
          <text:p text:style-name="P38">Download <text:a xlink:type="simple" xlink:href=".././code/projects/voting_age.zip" office:name=""><text:span text:style-name="Definition">a solution containing this code as its <text:span text:style-name="Source_Text">Main</text:span> method</text:span></text:a>.</text:p>
        </text:list-item>
        <text:list-item>
          <text:p text:style-name="P38">Execute it, providing the values written above. Were your expectations correct? If not, revise it and make sure you understand the logic of the program.</text:p>
        </text:list-item>
        <text:list-item>
          <text:p text:style-name="P38">There is at least one issue with this code as “You have reached the age of majority in all US states.” will never be displayed. Can you understand why?</text:p>
        </text:list-item>
        <text:list-item>
          <text:p text:style-name="P38">Fix the program so that all the messages can be displayed when relevant. Feel free to reorder statements or to use conjunction, disjunction, etc. to alter the conditions.</text:p>
        </text:list-item>
      </text:list>
      <text:h text:style-name="Heading_20_3" text:outline-level="3"><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3">
        <text:list-item>
          <text:p text:style-name="P39">Ask the user for an integer, and display on the screen “You were born after me” if the number is strictly greater than your year of birth.</text:p>
        </text:list-item>
        <text:list-item>
          <text:p text:style-name="P39">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39">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39">Ask the user for an integer, and display on the screen “Odd” or “Even”, depending if the number is odd or even.</text:p>
        </text:list-item>
        <text:list-item>
          <text:p text:style-name="P39">Ask the user for an integer, and display on the screen “Negative” if the integer is negative, “Positive” if the integer is positive, and nothing if the integer is <draw:frame draw:style-name="fr1" text:anchor-type="as-char"><draw:object xlink:href="Formula-16/" xlink:type="simple" xlink:show="embed" xlink:actuate="onLoad"/></draw:frame>.</text:p>
        </text:list-item>
        <text:list-item>
          <text:p text:style-name="P39">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text:span text:style-name="Source_Text">if</text:span>, <text:span text:style-name="Source_Text">if-else</text:span>, <text:span text:style-name="Source_Text">if-else-if</text:span>,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3" text:outline-level="3"><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0">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1">// First, we obtain the number from the user:</text:p>
      <text:p text:style-name="P42">int answer;</text:p>
      <text:p text:style-name="P43">Console.WriteLine("Enter an integer");</text:p>
      <text:p text:style-name="P44">answer = int.Parse(Console.ReadLine());</text:p>
      <text:p text:style-name="P45"/>
      <text:p text:style-name="P46">// Then we test and display accordingly:</text:p>
      <text:p text:style-name="P47">if (answer &gt;= 0 &amp;&amp; answer % 2 == 0){</text:p>
      <text:p text:style-name="P48"><text:s text:c="4"/>Console.WriteLine("Positive and even");</text:p>
      <text:p text:style-name="P49">}</text:p>
      <text:p text:style-name="P50">else if (answer &gt;= 0 &amp;&amp; answer % 2 != 0) {</text:p>
      <text:p text:style-name="P51"><text:s text:c="4"/>Console.WriteLine("Positive and odd"); <text:s text:c="1"/></text:p>
      <text:p text:style-name="P52">}</text:p>
      <text:p text:style-name="P53">else if (answer &lt; 0 &amp;&amp; answer % 2 == 0){</text:p>
      <text:p text:style-name="P54"><text:s text:c="4"/>Console.WriteLine("Negative and even");</text:p>
      <text:p text:style-name="P55">}</text:p>
      <text:p text:style-name="P56">else if (answer &lt; 0 &amp;&amp; answer % 2 != 0){</text:p>
      <text:p text:style-name="P57"><text:s text:c="4"/>Console.WriteLine("Negative and odd");</text:p>
      <text:p text:style-name="P58">}</text:p>
      <text:p text:style-name="First_20_paragraph">That is a lot of repetition! And, as you know, it is not good practice to copy-and-paste the very same code, as it requires twice the editing every time you make an update!</text:p>
      <text:p text:style-name="Text_20_body">An alternative approach is to “progressively” construct the message we will be displaying:</text:p>
      <text:p text:style-name="P59">// First, we obtain the number from the user:</text:p>
      <text:p text:style-name="P60">// (This part is unchanged)</text:p>
      <text:p text:style-name="P61">int answer;</text:p>
      <text:p text:style-name="P62">Console.WriteLine("Enter an integer");</text:p>
      <text:p text:style-name="P63">answer = int.Parse(Console.ReadLine());</text:p>
      <text:p text:style-name="P64"/>
      <text:p text:style-name="P65">// Then, we declare the string that will</text:p>
      <text:p text:style-name="P66">// contain the message we will be displaying:</text:p>
      <text:p text:style-name="P67">string msg;</text:p>
      <text:p text:style-name="P68"/>
      <text:p text:style-name="P69">// Then, we test the value, constructing </text:p>
      <text:p text:style-name="P70">// the string to display as we go:</text:p>
      <text:p text:style-name="P71">if (answer &gt;= 0)</text:p>
      <text:p text:style-name="P72">{</text:p>
      <text:p text:style-name="P73"><text:s text:c="4"/>msg = "Positive";</text:p>
      <text:p text:style-name="P74">}</text:p>
      <text:p text:style-name="P75">else // This is the same as "if (answer &lt; 0)".</text:p>
      <text:p text:style-name="P76">{</text:p>
      <text:p text:style-name="P77"><text:s text:c="4"/>msg = "Negative";</text:p>
      <text:p text:style-name="P78">}</text:p>
      <text:p text:style-name="P79">if (answer % 2 == 0) </text:p>
      <text:p text:style-name="P80">{</text:p>
      <text:p text:style-name="P81"><text:s text:c="4"/>msg += " and even"; // The "+=" operator adds to the end of the string</text:p>
      <text:p text:style-name="P82">} <text:s text:c="3"/></text:p>
      <text:p text:style-name="P83">else // This is the same as "if (answer % 2 != 0)".</text:p>
      <text:p text:style-name="P84">{</text:p>
      <text:p text:style-name="P85"><text:s text:c="4"/>msg += " and odd";</text:p>
      <text:p text:style-name="P86">}</text:p>
      <text:p text:style-name="P87"/>
      <text:p text:style-name="P88">// And *finally* we display the message:</text:p>
      <text:p text:style-name="P89">Console.WriteLine(msg);</text:p>
      <text:p text:style-name="First_20_paragraph">This is arguably much better, for the following reasons:</text:p>
      <text:list text:style-name="L4">
        <text:list-item>
          <text:p text:style-name="P90">There is less repetition (e.g., we do not have to repeat <text:span text:style-name="Source_Text">answer &gt;= 0</text:span>),</text:p>
        </text:list-item>
        <text:list-item>
          <text:p text:style-name="P90">The conditions are simpler (e.g., no conjunction), and</text:p>
        </text:list-item>
        <text:list-item>
          <text:p text:style-name="P90">Since the two conditions (being odd / even, and being positive / negative) are actually independent, it seems more logical to test them separately.</text:p>
        </text:list-item>
      </text:list>
      <text:h text:style-name="Heading_20_2" text:outline-level="2"><text:bookmark-start text:name="pushing-further-optional"/>Pushing Further (Optional)<text:bookmark-end text:name="pushing-further-optional"/></text:h>
      <text:p text:style-name="First_20_paragraph">This part asks you to read and understand a simple problem and to design, implement, and test a solution to it. You are asked to write a simple program that computes the total price for a group of people to enter a park.</text:p>
      <text:p text:style-name="Text_20_body">Your program should:</text:p>
      <text:list text:style-name="L5">
        <text:list-item>
          <text:p text:style-name="P91">Ask the user how many adults and how many children want to enter the park,</text:p>
        </text:list-item>
        <text:list-item>
          <text:p text:style-name="P91">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 and</text:p>
        </text:list-item>
        <text:list-item>
          <text:p text:style-name="P91">Compute and display the total price on the screen, knowing that:</text:p>
          <text:list text:style-name="L6">
            <text:list-item>
              <text:p text:style-name="P92">Adults pay $<draw:frame draw:style-name="fr1" text:anchor-type="as-char"><draw:object xlink:href="Formula-30/" xlink:type="simple" xlink:show="embed" xlink:actuate="onLoad"/></draw:frame>,</text:p>
            </text:list-item>
            <text:list-item>
              <text:p text:style-name="P92">Children pay $<draw:frame draw:style-name="fr1" text:anchor-type="as-char"><draw:object xlink:href="Formula-32/" xlink:type="simple" xlink:show="embed" xlink:actuate="onLoad"/></draw:frame>, and</text:p>
            </text:list-item>
            <text:list-item>
              <text:p text:style-name="P92"><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7">
        <text:list-item>
          <text:p text:style-name="P93">When asking “yes” / “no” questions, treat “y” and “Y” as a “Yes”, and any other string as a “No”.</text:p>
        </text:list-item>
        <text:list-item>
          <text:p text:style-name="P93">Note that we will sell the pass even if the user is not saving any money by doing so (e.g., if 6 children want to enter, <draw:frame draw:style-name="fr1" text:anchor-type="as-char"><draw:object xlink:href="Formula-34/" xlink:type="simple" xlink:show="embed" xlink:actuate="onLoad"/></draw:frame>, but we would still sell them the pass).</text:p>
        </text:list-item>
      </text:list>
      <text:p text:style-name="First_20_paragraph">Here is an example of execution, where the user input is underlined, and hitting “enter” is represented by ↵:</text:p>
      <text:p text:style-name="P94">How many adults?</text:p>
      <text:p text:style-name="P95">2͟↵</text:p>
      <text:p text:style-name="P96">How many children?</text:p>
      <text:p text:style-name="P97">4͟↵</text:p>
      <text:p text:style-name="P98">Since you are more than 6, you can buy a group pass for $30. Are you interested (please enter "Y" for "yes" or anything else for "no")?</text:p>
      <text:p text:style-name="P99">Y͟↵</text:p>
      <text:p text:style-name="P100">Your total is $30.00 (you saved $0.00).</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adornments="Regular" style:font-pitch="fixed" style:name="Hack" svg:font-family="Hack"/>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style:font-face style:font-adornments="Book" style:font-family-generic="swiss" style:font-pitch="variable" style:name="URW Gothic" svg:font-family="'URW Gothic'"/>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wrap"/>
      <style:paragraph-properties style:font-independent-line-spacing="false" style:line-break="strict" style:text-autospace="ideograph-alpha">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US" fo:font-size="12pt" fo:language="en" loext:color-lum-mod="100%" loext:color-lum-off="0%" loext:opacity="0%"/>
    </style:default-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US"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text-properties style:font-family-generic="swiss" style:font-name="URW Gothic" style:font-pitch="variable" style:font-style-name="Book" fo:font-family="'URW Gothic'"/>
    </style:style>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name="Heading_20_1" style:next-style-name="Text_20_body" style:parent-style-name="Heading">
      <style:text-properties style:font-family-generic="swiss" style:font-name="URW Gothic" style:font-pitch="variable" style:font-size-asian="115%" style:font-size-complex="115%" style:font-style-name="Book" style:font-weight-asian="bold" style:font-weight-complex="bold" fo:font-family="'URW Gothic'" fo:font-size="115%" fo:font-weight="normal"/>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none" fo:font-family="Hack" fo:font-size="10pt" fo:language="zxx"/>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none" fo:font-family="Hack" fo:font-size="10pt" fo:language="zxx"/>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2</meta:generator>
    <dc:title/>
    <dc:description/>
    <dc:subject/>
    <meta:keyword/>
    <meta:initial-creator/>
    <dc:creator/>
    <meta:creation-date>2024-08-15T18:01:48Z</meta:creation-date>
    <dc:date>2024-08-15T18:01:48Z</dc:date>
  </office:meta>
</office:document-meta>
</file>

<file path=Formula-0/content.xml><?xml version="1.0" encoding="utf-8"?>
<math xmlns="http://www.w3.org/1998/Math/MathML" display="inline">
  <mrow>
    <mi>−</mi>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i>−</mi>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i>−</mi>
    <mn>1</mn>
  </mrow>
</math>
</file>

<file path=Formula-6/content.xml><?xml version="1.0" encoding="utf-8"?>
<math xmlns="http://www.w3.org/1998/Math/MathML" display="inline">
  <mn>1</mn>
</math>
</file>

<file path=Formula-8/content.xml><?xml version="1.0" encoding="utf-8"?>
<math xmlns="http://www.w3.org/1998/Math/MathML" display="inline">
  <mrow>
    <mi>−</mi>
    <mn>1</mn>
  </mrow>
</math>
</file>